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Bold" style:font-size-asian="11pt" style:language-asian="en" style:country-asian="US" style:font-style-asian="normal" style:font-weight-asian="normal" style:font-name-complex="Menlo-Bold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Bold" style:font-size-asian="11pt" style:language-asian="en" style:country-asian="US" style:font-style-asian="normal" style:font-weight-asian="normal" style:font-name-complex="Menlo-Bold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>
            <text:p>Z=3</text:p>
          </table:table-cell>
          <table:table-cell/>
          <table:table-cell>
            <draw:frame table:end-cell-address="Лист1.K29" table:end-x="1.756cm" table:end-y="0.036cm" draw:z-index="0" draw:style-name="gr1" svg:width="17.471cm" svg:height="11.682cm" svg:x="0.092cm" svg:y="0.092cm">
              <draw:object draw:notify-on-update-of-ranges="Лист1.A1:Лист1.A1 Лист1.A2:Лист1.A11 Лист1.B1:Лист1.B1 Лист1.B2:Лист1.B11 Лист1.B12:Лист1.B12 Лист1.B13:Лист1.B17 Лист1.A13:Лист1.A17 Лист1.B18:Лист1.B18 Лист1.B19:Лист1.B20 Лист1.A19:Лист1.A20 Лист1.B21:Лист1.B21 Лист1.B22:Лист1.B23 Лист1.A22:Лист1.A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3.689513">
            <text:p>73,6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3.230385">
            <text:p>63,23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4.794132">
            <text:p>54,7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5.07654">
            <text:p>45,08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6.029873">
            <text:p>36,03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9.397555">
            <text:p>29,4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5.435719">
            <text:p>25,44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2.680564">
            <text:p>22,68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0.659795">
            <text:p>20,66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8.938233">
            <text:p>18,9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Z=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9.417971">
            <text:p>89,4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7.265875">
            <text:p>47,27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.105354">
            <text:p>29,11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2.590561">
            <text:p>12,59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9.988376">
            <text:p>9,9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Z=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7.0807">
            <text:p>327,08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float" office:value="327.0803">
            <text:p>327,0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Z=6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float" office:value="838.516679">
            <text:p>838,52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style-name="ce4" office:value-type="float" office:value="838.516679">
            <text:p>838,52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.11.2009</text:date>, <text:time>00:04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9T23:27:33</meta:creation-date>
    <dc:date>2009-11-30T00:04:44</dc:date>
    <dc:creator>Ivan Sidarau</dc:creator>
    <meta:editing-duration>PT00H37M12S</meta:editing-duration>
    <meta:editing-cycles>4</meta:editing-cycles>
    <meta:generator>OpenOffice.org/3.1$Unix OpenOffice.org_project/310m19$Build-9420</meta:generator>
    <meta:document-statistic meta:table-count="3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472cm" svg:height="11.683cm" chart:class="chart:scatter" chart:style-name="ch1">
        <chart:legend chart:legend-position="end" svg:x="15.997cm" svg:y="4.997cm" chart:style-name="ch2"/>
        <chart:plot-area chart:style-name="ch3" table:cell-range-address="Лист1.A1:Лист1.B11 Лист1.B12:Лист1.B23" chart:data-source-has-labels="row" svg:x="0.349cm" svg:y="0.233cm" svg:width="15.3cm" svg:height="10.98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1" chart:label-cell-address="Лист1.B1:Лист1.B1" chart:class="chart:scatter">
            <chart:domain table:cell-range-address="Лист1.A2:Лист1.A11"/>
            <chart:data-point chart:repeated="10"/>
          </chart:series>
          <chart:series chart:style-name="ch7" chart:values-cell-range-address="Лист1.B13:Лист1.B17" chart:label-cell-address="Лист1.B12:Лист1.B12" chart:class="chart:scatter">
            <chart:domain table:cell-range-address="Лист1.A13:Лист1.A17"/>
            <chart:data-point chart:repeated="5"/>
          </chart:series>
          <chart:series chart:style-name="ch8" chart:values-cell-range-address="Лист1.B19:Лист1.B20" chart:label-cell-address="Лист1.B18:Лист1.B18" chart:class="chart:scatter">
            <chart:domain table:cell-range-address="Лист1.A19:Лист1.A20"/>
            <chart:data-point chart:repeated="2"/>
          </chart:series>
          <chart:series chart:style-name="ch9" chart:values-cell-range-address="Лист1.B22:Лист1.B23" chart:label-cell-address="Лист1.B21:Лист1.B21" chart:class="chart:scatter">
            <chart:domain table:cell-range-address="Лист1.A22:Лист1.A2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1:Лист1.B1">Z=3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12:Лист1.B12">Z=2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18:Лист1.B18">Z=4</text:p>
              </table:table-cell>
              <table:table-cell office:value-type="string">
                <text:p>Столбец A</text:p>
              </table:table-cell>
              <table:table-cell office:value-type="string">
                <text:p text:id="Лист1.B21:Лист1.B21">Z=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Лист1.A2:Лист1.A11">100</text:p>
              </table:table-cell>
              <table:table-cell office:value-type="float" office:value="73.689513">
                <text:p text:id="Лист1.B2:Лист1.B11">73.689513</text:p>
              </table:table-cell>
              <table:table-cell office:value-type="float" office:value="100">
                <text:p text:id="Лист1.A13:Лист1.A17">100</text:p>
              </table:table-cell>
              <table:table-cell office:value-type="float" office:value="89.417971">
                <text:p text:id="Лист1.B13:Лист1.B17">89.417971</text:p>
              </table:table-cell>
              <table:table-cell office:value-type="float" office:value="100">
                <text:p text:id="Лист1.A19:Лист1.A20">100</text:p>
              </table:table-cell>
              <table:table-cell office:value-type="float" office:value="327.0807">
                <text:p text:id="Лист1.B19:Лист1.B20">327.0807</text:p>
              </table:table-cell>
              <table:table-cell office:value-type="float" office:value="100">
                <text:p text:id="Лист1.A22:Лист1.A23">100</text:p>
              </table:table-cell>
              <table:table-cell office:value-type="float" office:value="838.516679">
                <text:p text:id="Лист1.B22:Лист1.B23">838.5166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3.230385">
                <text:p>63.230385</text:p>
              </table:table-cell>
              <table:table-cell office:value-type="float" office:value="200">
                <text:p>200</text:p>
              </table:table-cell>
              <table:table-cell office:value-type="float" office:value="47.265875">
                <text:p>47.265875</text:p>
              </table:table-cell>
              <table:table-cell office:value-type="float" office:value="177">
                <text:p>177</text:p>
              </table:table-cell>
              <table:table-cell office:value-type="float" office:value="327.0803">
                <text:p>327.0803</text:p>
              </table:table-cell>
              <table:table-cell office:value-type="float" office:value="118">
                <text:p>118</text:p>
              </table:table-cell>
              <table:table-cell office:value-type="float" office:value="838.516679">
                <text:p>838.516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4.794132">
                <text:p>54.794132</text:p>
              </table:table-cell>
              <table:table-cell office:value-type="float" office:value="300">
                <text:p>300</text:p>
              </table:table-cell>
              <table:table-cell office:value-type="float" office:value="29.105354">
                <text:p>29.105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5.07654">
                <text:p>45.07654</text:p>
              </table:table-cell>
              <table:table-cell office:value-type="float" office:value="400">
                <text:p>400</text:p>
              </table:table-cell>
              <table:table-cell office:value-type="float" office:value="12.590561">
                <text:p>12.590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6.029873">
                <text:p>36.029873</text:p>
              </table:table-cell>
              <table:table-cell office:value-type="float" office:value="422">
                <text:p>422</text:p>
              </table:table-cell>
              <table:table-cell office:value-type="float" office:value="9.988376">
                <text:p>9.9883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9.397555">
                <text:p>29.3975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5.435719">
                <text:p>25.435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2.680564">
                <text:p>22.6805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0.659795">
                <text:p>20.6597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8.938233">
                <text:p>18.938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